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FileUpload.PortletFileUp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FileUpload.isMultipartContent( Action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letFileUpload.parseRequest( Action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FileUpload.getItemIterator( Action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FileUpload.PortletFileUpload( FileItemFactory fileItem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